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F27000026DDA30BA86A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3654in" svg:height="3.9165in" draw:z-index="0"><draw:image xlink:href="Pictures/2000000700003F27000026DDA30BA86A.svm" xlink:type="simple" xlink:show="embed" xlink:actuate="onLoad"/></draw:frame><draw:ellipse text:anchor-type="paragraph" draw:z-index="1" draw:style-name="gr1" draw:text-style-name="P1" svg:width="3.7815in" svg:height="0.4898in" svg:x="0.252in" svg:y="3.1366in"><text:p/></draw:ellipse><draw:ellipse text:anchor-type="paragraph" draw:z-index="2" draw:style-name="gr1" draw:text-style-name="P1" svg:width="2.3961in" svg:height="0.4169in" svg:x="1.1583in" svg:y="1.6783in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4in" fo:page-height="3.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4T12:18:57.10</meta:creation-date>
    <dc:date>2013-11-15T16:42:48.50</dc:date>
    <dc:creator>Jeremy Hansen</dc:creator>
    <meta:editing-duration>PT3M38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1" meta:paragraph-count="0" meta:word-count="0" meta:character-count="0"/>
  </office:meta>
</office:document-meta>
</file>